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teering</text:p>
          </table:table-cell>
          <table:table-cell office:value-type="string">
            <text:p>diameter</text:p>
          </table:table-cell>
          <table:table-cell office:value-type="string">
            <text:p>radius</text:p>
          </table:table-cell>
          <table:table-cell>
            <draw:frame table:end-cell-address="Sheet1.K31" table:end-x="0.8059in" table:end-y="0.0843in" draw:z-index="0" draw:style-name="gr1" svg:width="6.8346in" svg:height="5.0043in" svg:x="0.1945in" svg:y="0.1024in">
              <draw:object draw:notify-on-update-of-ranges="Sheet1.A1:Sheet1.A1 Sheet1.A2:Sheet1.A8 Sheet1.C1:Sheet1.C1 Sheet1.C2:Sheet1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39">
            <text:p>1.39</text:p>
          </table:table-cell>
          <table:table-cell table:formula="of:=[.B2]/2" office:value-type="float" office:value="0.695">
            <text:p>0.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.58">
            <text:p>1.58</text:p>
          </table:table-cell>
          <table:table-cell table:formula="of:=[.B3]/2"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1">
            <text:p>1.81</text:p>
          </table:table-cell>
          <table:table-cell table:formula="of:=[.B4]/2" office:value-type="float" office:value="0.905">
            <text:p>0.9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05">
            <text:p>2.05</text:p>
          </table:table-cell>
          <table:table-cell table:formula="of:=[.B5]/2" office:value-type="float" office:value="1.025">
            <text:p>1.0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58">
            <text:p>2.58</text:p>
          </table:table-cell>
          <table:table-cell table:formula="of:=[.B6]/2" office:value-type="float" office:value="1.29">
            <text:p>1.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.12">
            <text:p>3.12</text:p>
          </table:table-cell>
          <table:table-cell table:formula="of:=[.B7]/2" office:value-type="float" office:value="1.56">
            <text:p>1.5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92">
            <text:p>3.92</text:p>
          </table:table-cell>
          <table:table-cell table:formula="of:=[.B8]/2" office:value-type="float" office:value="1.96">
            <text:p>1.9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23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21:50:57</meta:creation-date>
    <dc:date>2011-10-21T23:04:51</dc:date>
    <meta:editing-duration>PT00H58M43S</meta:editing-duration>
    <meta:editing-cycles>2</meta:editing-cycles>
    <meta:generator>OpenOffice.org/3.2$Unix OpenOffice.org_project/320m12$Build-9483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61cm" svg:height="12.712cm" xlink:href=".." chart:class="chart:scatter" chart:style-name="ch1">
        <chart:legend chart:legend-position="end" svg:x="15.595cm" svg:y="6.07cm" chart:style-name="ch2"/>
        <chart:plot-area chart:style-name="ch3" table:cell-range-address="Sheet1.A1:Sheet1.A8 Sheet1.C1:Sheet1.C8" chart:data-source-has-labels="row" svg:x="0.347cm" svg:y="0.254cm" svg:width="14.902cm" svg:height="11.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C1:Sheet1.C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:Sheet1.C1">radi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:Sheet1.A8">100</text:p>
              </table:table-cell>
              <table:table-cell office:value-type="float" office:value="0.695">
                <text:p text:id="Sheet1.C2:Sheet1.C8">0.6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.96">
                <text:p>1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